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cm" svg:stroke-color="#000000" draw:marker-start-width="1.4cm" draw:marker-end-width="1.4cm" draw:stroke-linejoin="round" draw:fill="none" draw:textarea-horizontal-align="center" draw:textarea-vertical-align="middle" fo:padding-top="0.325cm" fo:padding-bottom="0.325cm" fo:padding-left="0.45cm" fo:padding-right="0.45cm"/>
    </style:style>
    <style:style style:name="gr2" style:family="graphic" style:parent-style-name="objectwithoutfill">
      <style:graphic-properties svg:stroke-width="0.4cm" svg:stroke-color="#ff420e" draw:marker-start-width="1.4cm" draw:marker-end-width="1.4cm" svg:stroke-linecap="round" draw:fill="none" draw:textarea-vertical-align="middle" fo:padding-top="0.325cm" fo:padding-bottom="0.325cm" fo:padding-left="0.45cm" fo:padding-right="0.4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2.299cm" svg:height="4.299cm" svg:x="10.1cm" svg:y="13.8cm" svg:viewBox="0 0 2300 4300" svg:d="M0 0v3200zM2300 2300l-2300-2300zM0 3200l800-300zM800 2900l600 1400zM2000 4000l-600 300zM1400 2700l600 1300zM1400 2700l900-400z">
          <text:p/>
        </draw:path>
        <draw:line draw:style-name="gr2" draw:text-style-name="P1" draw:layer="layout" svg:x1="10.6cm" svg:y1="13.6cm" svg:x2="11.6cm" svg:y2="13.6cm">
          <text:p/>
        </draw:line>
        <draw:line draw:style-name="gr2" draw:text-style-name="P1" draw:layer="layout" svg:x1="10.5cm" svg:y1="13.1cm" svg:x2="11.1cm" svg:y2="12.4cm">
          <text:p/>
        </draw:line>
        <draw:line draw:style-name="gr2" draw:text-style-name="P1" draw:layer="layout" svg:x1="10cm" svg:y1="12.9cm" svg:x2="10cm" svg:y2="12cm">
          <text:p/>
        </draw:line>
        <draw:line draw:style-name="gr2" draw:text-style-name="P1" draw:layer="layout" svg:x1="9.5cm" svg:y1="13.1cm" svg:x2="8.8cm" svg:y2="12.4cm">
          <text:p/>
        </draw:line>
        <draw:line draw:style-name="gr2" draw:text-style-name="P1" draw:layer="layout" svg:x1="9.3cm" svg:y1="13.6cm" svg:x2="8.4cm" svg:y2="13.6cm">
          <text:p/>
        </draw:line>
        <draw:line draw:style-name="gr2" draw:text-style-name="P1" draw:layer="layout" svg:x1="9.5cm" svg:y1="14.1cm" svg:x2="8.8cm" svg:y2="1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Butti</meta:initial-creator>
    <meta:creation-date>2016-01-24T18:25:41.625548873</meta:creation-date>
    <dc:date>2016-01-24T18:34:09.806702271</dc:date>
    <dc:creator>Andreas Butti</dc:creator>
    <meta:editing-duration>PT8M27S</meta:editing-duration>
    <meta:editing-cycles>2</meta:editing-cycles>
    <meta:generator>LibreOffice/5.0.4.2$Linux_X86_64 LibreOffice_project/00m0$Build-2</meta:generator>
    <meta:document-statistic meta:object-count="7"/>
  </office:meta>
</office:document-meta>
</file>